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0000" style:font-name="Times New Roman" fo:font-weight="bold" officeooo:rsid="0013805d" officeooo:paragraph-rsid="001ea283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officeooo:paragraph-rsid="001ea283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paragraph-rsid="001ea283" fo:background-color="#d4ea6b"/>
    </style:style>
    <style:style style:name="P4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officeooo:paragraph-rsid="001ea283"/>
    </style:style>
    <style:style style:name="P5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italic" officeooo:paragraph-rsid="001ea283" style:font-style-asian="italic" style:font-style-complex="italic"/>
    </style:style>
    <style:style style:name="P6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italic" fo:font-weight="bold" officeooo:paragraph-rsid="00205517" style:font-style-asian="italic" style:font-weight-asian="bold" style:font-style-complex="italic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italic" fo:font-weight="normal" officeooo:paragraph-rsid="001ea283" style:font-style-asian="italic" style:font-weight-asian="normal" style:font-style-complex="italic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officeooo:paragraph-rsid="001ea283"/>
    </style:style>
    <style:style style:name="P10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weight="normal" officeooo:paragraph-rsid="001ea283" style:font-weight-asian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weight="normal" officeooo:paragraph-rsid="001ea283" style:font-weight-asian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weight="bold" officeooo:paragraph-rsid="001ea283" style:font-weight-asian="bold" style:font-weight-complex="bold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normal" officeooo:paragraph-rsid="001ea283" style:font-style-asian="normal" style:font-style-complex="normal"/>
    </style:style>
    <style:style style:name="P14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normal" officeooo:paragraph-rsid="00205517" style:font-style-asian="normal" style:font-style-complex="normal"/>
    </style:style>
    <style:style style:name="P15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normal" officeooo:paragraph-rsid="002088ca" style:font-style-asian="normal" style:font-style-complex="normal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normal" officeooo:paragraph-rsid="001ea283" style:font-style-asian="normal" style:font-style-complex="normal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normal" officeooo:paragraph-rsid="00205517" style:font-style-asian="normal" style:font-style-complex="normal"/>
    </style:style>
    <style:style style:name="P18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normal" fo:font-weight="bold" officeooo:rsid="001ea283" officeooo:paragraph-rsid="001ea283" style:font-style-asian="normal" style:font-weight-asian="bold" style:font-style-complex="normal" style:font-weight-complex="bold"/>
    </style:style>
    <style:style style:name="P19" style:family="paragraph" style:parent-style-name="Standard">
      <loext:graphic-properties draw:fill="none"/>
      <style:paragraph-properties fo:margin-left="0cm" fo:margin-right="0cm" fo:text-align="justify" style:justify-single-word="false" fo:text-indent="0.4cm" style:auto-text-indent="false" fo:background-color="transparent"/>
      <style:text-properties style:font-name="Times New Roman" fo:font-style="normal" fo:font-weight="bold" officeooo:paragraph-rsid="001ea283" style:font-style-asian="normal" style:font-weight-asian="bold" style:font-style-complex="normal" style:font-weight-complex="bold"/>
    </style:style>
    <style:style style:name="P20" style:family="paragraph" style:parent-style-name="Standard" style:master-page-name="">
      <loext:graphic-properties draw:fill="none"/>
      <style:paragraph-properties fo:margin-left="0cm" fo:margin-right="0cm" fo:text-align="justify" style:justify-single-word="false" fo:text-indent="0.4cm" style:auto-text-indent="false" style:page-number="auto" fo:background-color="transparent"/>
      <style:text-properties style:font-name="Times New Roman" fo:font-weight="bold" officeooo:paragraph-rsid="001ea283" style:font-weight-asian="bold" style:font-weight-complex="bold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officeooo:paragraph-rsid="001ea283" fo:background-color="#77bc65"/>
    </style:style>
    <style:style style:name="P22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officeooo:paragraph-rsid="001ea283"/>
    </style:style>
    <style:style style:name="P23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weight="bold" officeooo:paragraph-rsid="001ea283" style:font-weight-asian="bold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fo:font-weight="bold" officeooo:rsid="001956a4" officeooo:paragraph-rsid="001ea283" style:font-weight-asian="bold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fo:font-weight="bold" officeooo:rsid="001e8032" officeooo:paragraph-rsid="001ea283" style:font-weight-asian="bold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fo:font-weight="bold" officeooo:paragraph-rsid="001ea283" style:font-weight-asian="bold" style:font-weight-complex="bold"/>
    </style:style>
    <style:style style:name="P27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officeooo:paragraph-rsid="001ea283"/>
    </style:style>
    <style:style style:name="P28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officeooo:rsid="001956a4" officeooo:paragraph-rsid="001ea283"/>
    </style:style>
    <style:style style:name="P29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officeooo:paragraph-rsid="001ea283" fo:background-color="#f6f9d4"/>
    </style:style>
    <style:style style:name="P30" style:family="paragraph" style:parent-style-name="Standard">
      <loext:graphic-properties draw:fill="none"/>
      <style:paragraph-properties fo:margin-left="0cm" fo:margin-right="0cm" fo:text-align="justify" style:justify-single-word="false" fo:text-indent="0.499cm" style:auto-text-indent="false" fo:background-color="transparent"/>
      <style:text-properties style:font-name="Times New Roman" fo:font-weight="normal" officeooo:paragraph-rsid="001ea283" style:font-weight-asian="normal" style:font-weight-complex="normal"/>
    </style:style>
    <style:style style:name="P31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officeooo:paragraph-rsid="001ea283" fo:background-color="#d4ea6b"/>
    </style:style>
    <style:style style:name="P32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fo:font-style="italic" officeooo:paragraph-rsid="001ea283" style:font-style-asian="italic" style:font-style-complex="italic"/>
    </style:style>
    <style:style style:name="P33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style:font-name="Times New Roman" fo:font-style="normal" fo:font-weight="bold" officeooo:rsid="0024897e" officeooo:paragraph-rsid="001ea283" style:font-style-asian="normal" style:font-weight-asian="bold" style:font-style-complex="normal" style:font-weight-complex="bold"/>
    </style:style>
    <style:style style:name="P34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fo:color="#1e6a39"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P35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fo:color="#3faf46"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P36" style:family="paragraph" style:parent-style-name="Standard">
      <loext:graphic-properties draw:fill="none"/>
      <style:paragraph-properties fo:margin-left="0cm" fo:margin-right="0cm" fo:text-align="center" style:justify-single-word="false" fo:text-indent="0.499cm" style:auto-text-indent="false" fo:background-color="transparent"/>
      <style:text-properties fo:color="#342a06"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P37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.499cm" style:auto-text-indent="false" style:page-number="auto" fo:background-color="transparent"/>
      <style:text-properties fo:color="#00a933" style:font-name="Times New Roman" officeooo:paragraph-rsid="001ea283"/>
    </style:style>
    <style:style style:name="P38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officeooo:paragraph-rsid="001ea283"/>
    </style:style>
    <style:style style:name="P39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fo:font-style="italic" officeooo:paragraph-rsid="001ea283" style:font-style-asian="italic" style:font-style-complex="italic"/>
    </style:style>
    <style:style style:name="P40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style:font-name="Times New Roman" officeooo:paragraph-rsid="001ea283" fo:background-color="#afd095"/>
    </style:style>
    <style:style style:name="P41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color="#77bc65"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P42" style:family="paragraph" style:parent-style-name="Standard">
      <loext:graphic-properties draw:fill="none"/>
      <style:paragraph-properties fo:margin-left="0cm" fo:margin-right="0cm" fo:text-align="center" style:justify-single-word="false" fo:text-indent="0.4cm" style:auto-text-indent="false" fo:background-color="transparent"/>
      <style:text-properties style:font-name="Times New Roman" fo:font-style="italic" fo:font-weight="bold" officeooo:paragraph-rsid="001ea283" style:font-style-asian="italic" style:font-weight-asian="bold" style:font-style-complex="italic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8032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color="#ff8000" fo:font-weight="bold" style:font-weight-asian="bold" style:font-weight-complex="bold"/>
    </style:style>
    <style:style style:name="T8" style:family="text">
      <style:text-properties fo:color="#ff8000" fo:font-style="italic" fo:font-weight="bold" style:font-style-asian="italic" style:font-weight-asian="bold" style:font-style-complex="italic" style:font-weight-complex="bold"/>
    </style:style>
    <style:style style:name="T9" style:family="text">
      <style:text-properties fo:background-color="#ffde59" loext:char-shading-value="0"/>
    </style:style>
    <style:style style:name="T10" style:family="text">
      <style:text-properties officeooo:rsid="001d6c59"/>
    </style:style>
    <style:style style:name="T11" style:family="text">
      <style:text-properties officeooo:rsid="001b5631"/>
    </style:style>
    <style:style style:name="T12" style:family="text">
      <style:text-properties officeooo:rsid="001e8032"/>
    </style:style>
    <style:style style:name="T13" style:family="text">
      <style:text-properties officeooo:rsid="001ee92b"/>
    </style:style>
    <style:style style:name="T14" style:family="text">
      <style:text-properties officeooo:rsid="0020a4f2"/>
    </style:style>
    <style:style style:name="T15" style:family="text">
      <style:text-properties officeooo:rsid="0023124a"/>
    </style:style>
    <style:style style:name="T16" style:family="text">
      <style:text-properties officeooo:rsid="00233126"/>
    </style:style>
    <style:style style:name="T17" style:family="text">
      <style:text-properties officeooo:rsid="0024897e"/>
    </style:style>
    <style:style style:name="T18" style:family="text">
      <style:text-properties officeooo:rsid="00205517"/>
    </style:style>
    <style:style style:name="T19" style:family="text">
      <style:text-properties style:text-position="super 58%"/>
    </style:style>
    <style:style style:name="T20" style:family="text">
      <style:text-properties officeooo:rsid="002088ca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IMÃO E LARANJA</text:p>
      <text:p text:style-name="P2"/>
      <text:p text:style-name="P3">(PAR DA ALEGRIA, OTIMISMO e CONCENTRAÇÃO)</text:p>
      <text:p text:style-name="P2"/>
      <text:p text:style-name="P2">1- Está aberto ao espírito?</text:p>
      <text:p text:style-name="P2"/>
      <text:p text:style-name="P2">2- Encontra-se num caminho espiritual que o satisfaz?</text:p>
      <text:p text:style-name="P2"/>
      <text:p text:style-name="P2"><text:span text:style-name="T1">Limão e laranja</text:span>: Despertar e harmonizar a espiritualidade através da </text:p>
      <text:p text:style-name="P2"><text:span text:style-name="T3">razão</text:span> (limão) ou <text:span text:style-name="T3">emoção</text:span> (laranja);</text:p>
      <text:p text:style-name="P2">Clareza mental para tomar decisões racionalmente (limão) ou emocionalmente (laranja);</text:p>
      <text:p text:style-name="P2">Enxergar com a leveza dos cítricos sua missão nesta vida;</text:p>
      <text:p text:style-name="P2"/>
      <text:p text:style-name="P37"><text:span text:style-name="T1">LIMÃO (</text:span><text:span text:style-name="T4">Citrus limonum</text:span><text:span text:style-name="T1">) </text:span></text:p>
      <text:p text:style-name="P21">Purifica, dá foco, direção e versatilidade</text:p>
      <text:p text:style-name="P22"/>
      <text:p text:style-name="P23">O que esperar do óleo essencial de limão siciliano?</text:p>
      <text:p text:style-name="P22">• Esse óleo energiza e acalma simultaneamente;</text:p>
      <text:p text:style-name="P22">• Aumenta a alegria interior e o otimismo;</text:p>
      <text:p text:style-name="P22">• Tem a capacidade de transformar pensamentos abstratos em ação;</text:p>
      <text:p text:style-name="P22">• Dissolve pensamentos rabugentos, deixando a pessoa mais corajosa, esperançosa e focada na realização dos seus projetos.</text:p>
      <text:p text:style-name="P22">• A energia de pensamentos confusos, pessimistas, dispersos, rabugentos, rancorosos e a falta de realização, geralmente vão ficar retidos no fígado e na vesícula biliar. O uso do óleo de limão remove toxinas, obstruções energéticas e aumenta a força vital do fígado e da vesícula biliar abrindo e clareando os pensamentos.</text:p>
      <text:p text:style-name="P22">• Uma pessoa excessivamente emotiva, vai encontrar um auxílio para lidar melhor com suas emoções, ativando sua racionalidade, objetividade.</text:p>
      <text:p text:style-name="P22"/>
      <text:p text:style-name="P23">REALÇAR OU AFLORAR <text:span text:style-name="T6">(necessidade atual):</text:span></text:p>
      <text:p text:style-name="P22">▪ Alegria interior</text:p>
      <text:p text:style-name="P22">▪ Criatividade</text:p>
      <text:p text:style-name="P22">▪ Concentração, percepção</text:p>
      <text:p text:style-name="P22">▪ Vivacidade, otimismo</text:p>
      <text:p text:style-name="P22">▪ Força e controle emocional, calma</text:p>
      <text:p text:style-name="P22">▪ Raciocínio claro, organização e clareza de ideias.</text:p>
      <text:p text:style-name="P22">▪ Direção</text:p>
      <text:p text:style-name="P22">▪ Focar metas</text:p>
      <text:p text:style-name="P22">▪ Ajudar a encontrar equilíbrio para agir sem arrependimentos.</text:p>
      <text:p text:style-name="P22">▪ Trazer clareza, ordem e limpar os pensamentos.</text:p>
      <text:p text:style-name="P22">▪ Ajudar a esclarecer racionalmente os conflitos emocionais, impedindo ou amenizando a raiva não expressada, ações compulsivas ou instintivas.</text:p>
      <text:p text:style-name="P22">▪ Ponderar, agir de forma adulta, racional, mas sem descartar a voz do coração.</text:p>
      <text:p text:style-name="P22">▪ Alia a razão com a emoção.</text:p>
      <text:p text:style-name="P22">▪ Melhorar a capacidade de comunicação e integração com os outros, sendo útil para pessoas que</text:p>
      <text:p text:style-name="P22">preferem o isolamento, solidão ou estão sempre distantes.</text:p>
      <text:p text:style-name="P22">▪ Especial para aqueles momentos em que precisamos decidir o que fazer com a nossa vida.</text:p>
      <text:p text:style-name="P22"/>
      <text:p text:style-name="P23"/>
      <text:p text:style-name="P23"/>
      <text:p text:style-name="P23"/>
      <text:p text:style-name="P23"><text:soft-page-break/>NEUTRALIZAR <text:span text:style-name="T6">(comportamento do momento):</text:span></text:p>
      <text:p text:style-name="P22">▪ Amargura, ressentimento, negativismo (espera sempre o pior)</text:p>
      <text:p text:style-name="P22">▪ Letargia, apatia (energia mental dispersa)</text:p>
      <text:p text:style-name="P22">▪ Falta de concentração, memória fraca</text:p>
      <text:p text:style-name="P22">▪ Depressão agitada ou ansiosa</text:p>
      <text:p text:style-name="P22">▪ Psicose maníaco-depressiva (transtorno bipolar)</text:p>
      <text:p text:style-name="P22">▪ Desconfiança</text:p>
      <text:p text:style-name="P22">▪ Indecisão, suscetibilidade</text:p>
      <text:p text:style-name="P22">▪ Fadiga mental, estresse</text:p>
      <text:p text:style-name="P22">▪ Medo, descontrole emocional</text:p>
      <text:p text:style-name="P22">▪ Falta de senso de humor (comportamento rabugento)</text:p>
      <text:p text:style-name="P22">▪ Bloqueios mentais</text:p>
      <text:p text:style-name="P22">▪ Parte emocional excessivamente aflorada.</text:p>
      <text:p text:style-name="P22"/>
      <text:p text:style-name="P22"><text:span text:style-name="T1">Propriedades</text:span>: Adstringente, hemostático, nevrálgico, estimulante, antisséptico, bactericida, diurético, lipolítico, estomacal, carminativo, depurativo, hipotensor, antirreumático, imunoestimulante, antiviral, cicatrizante, desintoxicante, germicida, hepático, antipruriginoso, febrífugo.</text:p>
      <text:p text:style-name="P22"/>
      <text:p text:style-name="P23"><text:span text:style-name="T6">Indicações</text:span> </text:p>
      <text:p text:style-name="P23">- Terapêutica:</text:p>
      <text:p text:style-name="P22">SISTEMA RESPIRATÓRIO: indicado para combater resfriados, garganta inflamada, inflamações da boca e gengivas, sinusite, afonia. Quando inalado, pode ajudar a estancar sangramento pelo nariz. Diminui a tosse, constipação e a gripe, principalmente quando acompanhada de febre, já que pode fazer baixar a temperatura do corpo.</text:p>
      <text:p text:style-name="P22"/>
      <text:p text:style-name="P22">SISTEMA CIRCULATÓRIO: Afina e depura o sangue. Tônico cardíaco e circulatório que pode baixar a pressão arterial. Útil em varizes, arteriosclerose (as artérias ficam mais espessas e se tornam menos elásticas. Esse processo é deflagrado por várias causas, como o próprio envelhecimento do organismo) e aterosclerose (acúmulo nos vasos sanguíneos do colesterol ruim, o LDL. Processo inflamatório que acompanha a de formação das placas de colesterol). Estimula a produção de eritrócitos e leucócitos, reduzindo os níveis de anemia e fortalecendo o sistema imunológico.</text:p>
      <text:p text:style-name="P22"/>
      <text:p text:style-name="P22">SISTEMA DIGESTIVO: Apesar, de sua aparente acidez, o limão tem efeito alcalino. Melhora a digestão e torna o conteúdo do estômago menos ácido. Equilibra as condições ácidas no organismo e ajuda em casos de úlcera, gota e artrite. Limpa e estimula os rins e fígado. Ajuda na prisão de ventre, obesidade e na celulite. Útil em intoxicação alimentar, flatulência, purificador do fígado (cirrose hepática, cálculos vesiculares).</text:p>
      <text:p text:style-name="P22">Segundo Jean Valnet, o limão é um poderoso antisséptico. Poucas gotas do óleo matarão 92 % de bactérias alojadas no organismo. Ainda diz, sobre seu efeito antiácido: “Experiências comprovaram que o uso prolongado do limão provoca no organismo a produção de carbonato de potássio, que neutraliza o excesso de acidez nos fluidos corpóreos.</text:p>
      <text:p text:style-name="P22">Tônico geral, útil para dores de cabeça, reumatismo, adenite (inflamação dos gânglios linfáticos), torcicolo.</text:p>
      <text:p text:style-name="P22"/>
      <text:p text:style-name="P22">- <text:span text:style-name="T1">Estética</text:span>: Útil para pele e cabelos oleosos, pele acneica, pele inflamada, pele com rachaduras (rugas), clareia a pele, celulite, gordura localizada, útil em pústulas (ajuda dissolver furúnculos), útil para calosidades, verrugas, pé-de-atleta (frieiras), usado para o tratamento da seborreia, caspa, fortalece as unhas quebradiças. Bom adstringente para uso em tônico facial. Fortifica as veias e firma a pele.</text:p>
      <text:p text:style-name="P22"/>
      <text:p text:style-name="P27"><text:soft-page-break/><text:span text:style-name="T7">LARANJA (</text:span><text:span text:style-name="T8">Citrus aurantium</text:span><text:span text:style-name="T7">)</text:span></text:p>
      <text:p text:style-name="P27"><text:s/><text:span text:style-name="T9">Calor, afeto, felicidade e firmeza</text:span></text:p>
      <text:p text:style-name="P27"/>
      <text:p text:style-name="P23">O que esperar do óleo essencial de laranja?</text:p>
      <text:p text:style-name="P22">• Esse óleo pode ser uma ferramenta para descobrir problemas inconscientes que afetam a vida.</text:p>
      <text:p text:style-name="P22">• Energeticamente, ele purifica as vibrações emocionais altamente carregadas que permanecem nos espaços</text:p>
      <text:p text:style-name="P22">físicos, mesmo após aos eventos que deram origem a elas.</text:p>
      <text:p text:style-name="P22">• Esse óleo pode ser uma ferramenta para descobrir problemas inconscientes que afetam a vida.</text:p>
      <text:p text:style-name="P22">• Limpa a aura da densidade (negatividade).</text:p>
      <text:p text:style-name="P22">• Mantém o equilíbrio, desenvolvendo aceitação sem julgamento, durante os desafios da vida.</text:p>
      <text:p text:style-name="P22">• Previne atrair vibrações ou entidades densas e desagradáveis.</text:p>
      <text:p text:style-name="P22">• Uma pessoa que não consegue lidar bem com as emoções, a afetividade, a intuição e a espontaneidade,</text:p>
      <text:p text:style-name="P22">encontra neste OE auxílio para a liberação desses sentimentos.</text:p>
      <text:p text:style-name="P22"/>
      <text:p text:style-name="P22"><text:span text:style-name="T1">REALÇAR OU AFLORAR</text:span> (necessidade atual):</text:p>
      <text:p text:style-name="P22">▪ Alegria, animação, despreocupação, levantar o astral</text:p>
      <text:p text:style-name="P22">▪ Positividade, autoconfiança</text:p>
      <text:p text:style-name="P22">▪ Espontaneidade</text:p>
      <text:p text:style-name="P22">▪ Equilíbrio, força, calma, compreensão, suavidade, coragem</text:p>
      <text:p text:style-name="P22">▪ Afetividade, brilho</text:p>
      <text:p text:style-name="P22">▪ Regeneração</text:p>
      <text:p text:style-name="P22">▪ Trazer o bom humor, o riso “largo”</text:p>
      <text:p text:style-name="P22">▪ Estimula a verdade pura da infância, trazendo autenticidade e retirando máscaras.</text:p>
      <text:p text:style-name="P22">▪ Acalma crianças (levemente sedativo)</text:p>
      <text:p text:style-name="P22"/>
      <text:p text:style-name="P22"><text:span text:style-name="T1">NEUTRALIZAR</text:span> (comportamento do momento)</text:p>
      <text:p text:style-name="P22">▪ Depressão agitada ou ansiosa, preocupação, ansiedade, tensão, estresse, nervosismo</text:p>
      <text:p text:style-name="P22">▪ Tristeza, desesperança, apatia, resignação, retração, timidez</text:p>
      <text:p text:style-name="P22">▪ Medo, violência emocional, abuso emocional</text:p>
      <text:p text:style-name="P22">▪ Irritação, inquietação, comportamento obsessivo, vícios</text:p>
      <text:p text:style-name="P22">▪ Negatividade</text:p>
      <text:p text:style-name="P22">▪ Egocentrismo</text:p>
      <text:p text:style-name="P22">▪ Rigidez, mau humor</text:p>
      <text:p text:style-name="P22">▪ Tristezas e aborrecimentos que marcaram a vida.</text:p>
      <text:p text:style-name="P22">▪ Estafa, insônia</text:p>
      <text:p text:style-name="P22"/>
      <text:p text:style-name="P22"><text:span text:style-name="T1">Propriedades</text:span>: Antisséptico, hidratante, desintoxicante, colagogo, imunoestimulante, antidepressivo, sedativo</text:p>
      <text:p text:style-name="P22">suave, antiespasmódico, depurativo, diurético, digestivo.</text:p>
      <text:p text:style-name="P22"/>
      <text:p text:style-name="P22"><text:span text:style-name="T6">Indicações</text:span><text:span text:style-name="T1"> </text:span></text:p>
      <text:p text:style-name="P22"><text:span text:style-name="T1">- Terapêutica</text:span>: gengivite, resfriado, gripe, útil para problemas digestivos (normaliza a ação peristáltica dos intestinos – diarreia ou constipação, flatulência, dispepsia).</text:p>
      <text:p text:style-name="P22">- <text:span text:style-name="T1">Estética</text:span>: Hidratante e amaciante de pele e cabelos, regenerador celular (rugas), devolve o brilho a pele sem vida e</text:p>
      <text:p text:style-name="P22">aos cabelos também. Estimulante do sistema linfático (celulite e obesidade).</text:p>
      <text:p text:style-name="P22">- <text:span text:style-name="T1">Emocional</text:span>: Utilizado em casos de depressão, medo, tensão nervosa, insônia, preocupação.</text:p>
      <text:p text:style-name="P22"/>
      <text:p text:style-name="P22"/>
      <text:p text:style-name="P22"/>
      <text:p text:style-name="P24"><text:soft-page-break/>PINHO E EUCALIPTO</text:p>
      <text:p text:style-name="P28"/>
      <text:p text:style-name="P27">PAR DA VISÃO - enxergar mais longe</text:p>
      <text:p text:style-name="P27">PERCEPÇÃO e CENTRAMENTO</text:p>
      <text:p text:style-name="P27"/>
      <text:p text:style-name="P27">1- Está aberto a ideias metafísicas?</text:p>
      <text:p text:style-name="P27">2- Consegue captar sua intuição superior?</text:p>
      <text:p text:style-name="P27"/>
      <text:p text:style-name="P27"><text:span text:style-name="T1">Pinho e eucalipto</text:span>: Desperta a intuição, a memória, a capacidade de enxergar mais longe. <text:span text:style-name="T10">S</text:span>ilêncio e INTROSPECÇÃO (pinho) ou verbalização ou EXTERIORIZAÇÃO (eucalipto).</text:p>
      <text:p text:style-name="P27"/>
      <text:p text:style-name="P27"/>
      <text:p text:style-name="P34">PINHO (Pinus sylvestris)</text:p>
      <text:p text:style-name="P29">Aceitar, Compreender, Ter paciência e se perdoar</text:p>
      <text:p text:style-name="P22"/>
      <text:p text:style-name="P23">O que esperar do óleo essencial de Pinheiro silvestre ou pinho?</text:p>
      <text:p text:style-name="P22">• Esse óleo energeticamente estimula a introspecção.</text:p>
      <text:p text:style-name="P22">• Preenche o propósito espiritual único, enquanto cria uma interdependência saudável com os outros.</text:p>
      <text:p text:style-name="P22">• Ameniza a vontade do corpo mental de controlar o corpo físico.</text:p>
      <text:p text:style-name="P22">• Ameniza comportamentos antissociais.</text:p>
      <text:p text:style-name="P22">• Libera de velhos medos de relacionamentos íntimos com os outros, permitindo emoções mais profundas e vivência de amor.</text:p>
      <text:p text:style-name="P22">• Firma o desejo de viver em comunidade e grupos observando nossa individualidade de maneira saudável.</text:p>
      <text:p text:style-name="P22">• A competição, alienação e desconfiança dissipam e, entram em harmonia com o propósito espiritual.</text:p>
      <text:p text:style-name="P22">• Ensina a ser UM no grupo sem perder a individualidade.</text:p>
      <text:p text:style-name="P22">• Saber quando e como se expressar.</text:p>
      <text:p text:style-name="P22">• Aflora a humildade e a autopreservação sem desconfiança ou alienação.</text:p>
      <text:p text:style-name="P22">• O trabalho em grupo é imprescindível, mas a percepção de amadurecer as ideias antes de expressarmos é algo que o pinho nos ajuda a fazer.</text:p>
      <text:p text:style-name="P22"/>
      <text:p text:style-name="P22">PRINCIPAIS INDICAÇÕES:</text:p>
      <text:p text:style-name="P22">▪ Para quem se sente preso a profundo sentimento de culpa, com autocensura e abatimento. Nem sempre o sentimento de CULPA é consciente. Muitos acham que a dor ou mal estar são merecidos e, por isso, sofrem calados.</text:p>
      <text:p text:style-name="P22">▪ Para quem vive se recriminando por achar que poderia sempre fazer melhor. Tem senso exagerado de dever e obrigação.</text:p>
      <text:p text:style-name="P22">▪ Para quem vive pedindo desculpas, às vezes, até por terem nascido, devido a sua baixa autoestima.</text:p>
      <text:p text:style-name="P22">▪ Para quem se responsabiliza e se culpa até mesmo pelos erros dos outros; cheia de remorsos, oprime-se com autorreprovações. Ainda que não tenham feito algo errado, dizem: “Desculpa qualquer coisa”.</text:p>
      <text:p text:style-name="P22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2"><text:soft-page-break/><text:span text:style-name="T1">REALÇAR OU AFLORAR</text:span> (necessidade atual):</text:p>
      <text:p text:style-name="P22">▪ Humildade, simplicidade, gentileza, paciência</text:p>
      <text:p text:style-name="P22">▪ Consciência transpessoal (reconhece suas falhas, aceite-as, aprende com elas e se perdoa)</text:p>
      <text:p text:style-name="P22">▪ Julgar com sabedoria</text:p>
      <text:p text:style-name="P22">▪ Segurança, confiança, perseverança, direção, firmeza</text:p>
      <text:p text:style-name="P22">▪ Perdão, aceitação do amor, autoconsciência</text:p>
      <text:p text:style-name="P22">▪ Compartilhamento</text:p>
      <text:p text:style-name="P22">▪ Proteção, purificação, introspecção</text:p>
      <text:p text:style-name="P22">▪ Visão do todo, atenção</text:p>
      <text:p text:style-name="P22">▪ Animação</text:p>
      <text:p text:style-name="P22">▪ O arrependimento e a aceitação, de que sou imperfeita e cometo erros, faz parte da natureza humana. É imprescindível ter essa consciência. Os conflitos e os erros, aproxima minha alma e Deus de mim.</text:p>
      <text:p text:style-name="P22"/>
      <text:p text:style-name="P22"><text:span text:style-name="T1">NEUTRALIZAR</text:span> (comportamento do momento):</text:p>
      <text:p text:style-name="P22">▪ Pesar, culpa, autorrecriminação, insatisfação, autocrítica excessiva</text:p>
      <text:p text:style-name="P22">▪ Tristeza, melancolia, infelicidade, desconsolo</text:p>
      <text:p text:style-name="P22">▪ Mágoa, desconfiança</text:p>
      <text:p text:style-name="P22">▪ Preocupação, aflição, estresse, ansiedade, confusão mental</text:p>
      <text:p text:style-name="P22">▪ Excesso de responsabilidade, autocensura, exaustão</text:p>
      <text:p text:style-name="P22">▪ Masoquismo (sofre com conceitos dogmáticos, excessivamente morais, preconceitos onde nada merece, só castigo e separação. Quando não é punida, ela mesma se pune. Sacrifica-se escolhendo amigos ou parceiros desatenciosos, abusados, agressivos, sem saber por que o faz).</text:p>
      <text:p text:style-name="P22">▪ Passividade, repressão, desmerecimento, vergonha, rejeição, sensação de inadequação</text:p>
      <text:p text:style-name="P22"/>
      <text:p text:style-name="P22"><text:span text:style-name="T1">Propriedades</text:span>: O principal componente do pinheiro silvestre é o alfa-pineno que é o responsável pelos efeitos positivos desta planta. São eles: Antisséptico, bactericida, antivirótico, anti-inflamatório, antimicrobiano, desodorizante, ação positiva sobre os brônquios (diminuição das secreções), expectorante, etc.</text:p>
      <text:p text:style-name="P30"/>
      <text:p text:style-name="P22"><text:span text:style-name="T6">Indicações</text:span><text:span text:style-name="T1"> </text:span></text:p>
      <text:p text:style-name="P22"><text:span text:style-name="T1">- Terapêutica</text:span>: Desintoxicação e fortalecimento do pulmão e das vias respiratórias, infecções respiratórias (gripe, resfriado, sinusite), estimula a circulação sanguínea, útil para dores nas articulações (artrite, reumatismo), dores musculares, infecções intestinais e urinárias. Dissolve cálculos renais, estimulante do córtex adrenal (suprarrenais), repelente de insetos.</text:p>
      <text:p text:style-name="P22">- <text:span text:style-name="T1">Estética</text:span>: Desodorizante (reduz o mau odor do ambiente), Desodorante (reduz o odor do corpo), Útil na acne e pele congestionada.</text:p>
      <text:p text:style-name="P22">- <text:span text:style-name="T1">Emocional</text:span>: Refrescante, estimulante (cansaço),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4"/>
      <text:p text:style-name="P34"><text:soft-page-break/>EUCALIPTO (Eucalyptus globulus)</text:p>
      <text:p text:style-name="P29">Exteriorizar, Expandir, Equilibrar e Amparar</text:p>
      <text:p text:style-name="P29"/>
      <text:p text:style-name="P23">O que esperar do óleo essencial de <text:span text:style-name="T11">E</text:span>ucalipto?</text:p>
      <text:p text:style-name="P22">• Esse óleo desfaz a tristeza retida nos pulmões.</text:p>
      <text:p text:style-name="P22">• Libera sentimentos reprimidos e os transforma em alegria.</text:p>
      <text:p text:style-name="P22">• Encoraja a assumir responsabilidades sobre a vida e o destino.</text:p>
      <text:p text:style-name="P22">• Libera a frustração e a raiva criadas por necessidades não satisfeitas.</text:p>
      <text:p text:style-name="P22">• Dissolve antigos padrões de relacionamentos que não sevem mais.</text:p>
      <text:p text:style-name="P22">• Lança luz sobre relacionamentos, ajudando a reconhecer padrões disfuncionais.</text:p>
      <text:p text:style-name="P22">• Óleo da verbalização.</text:p>
      <text:p text:style-name="P22"/>
      <text:p text:style-name="P22"><text:span text:style-name="T1">REALÇAR OU AFLORAR</text:span> (necessidade atual):</text:p>
      <text:p text:style-name="P22">▪ Estímulo, concentração, entusiasmo, otimismo, vitalidade</text:p>
      <text:p text:style-name="P22">▪ Frescor</text:p>
      <text:p text:style-name="P22">▪ Espontaneidade, criatividade, exteriorização, liberdade, sensação de amplitude</text:p>
      <text:p text:style-name="P22">▪ Comunicação, abertura, clareza</text:p>
      <text:p text:style-name="P22">▪ Libertação da mente, quando se tem a mente muito fechada, permitindo com isto, liberar pensamentos obsessivos, que consomem grande parte da energia, causando o estresse mental.</text:p>
      <text:p text:style-name="P22">▪ Liberdade, para novas experiências na vida.</text:p>
      <text:p text:style-name="P22">▪ Compreensão</text:p>
      <text:p text:style-name="P22">▪ Coragem, alívio, amparo, empatia</text:p>
      <text:p text:style-name="P22">▪ Regeneração</text:p>
      <text:p text:style-name="P22"/>
      <text:p text:style-name="P22"><text:span text:style-name="T1">NEUTRALIZAR</text:span> (comportamento do momento):</text:p>
      <text:p text:style-name="P22">▪ Preguiça, lentidão, apatia, desânimo</text:p>
      <text:p text:style-name="P22">▪ Crise emocional (confusão, agitação, inquietação)</text:p>
      <text:p text:style-name="P22">▪ Retenção emocional (vazio, opressão, medo, solidão, isolamento, timidez)</text:p>
      <text:p text:style-name="P22">▪ Pessoa excessivamente calada e com dificuldade de se expressar</text:p>
      <text:p text:style-name="P22">▪ Desilusão e mágoa</text:p>
      <text:p text:style-name="P22"/>
      <text:p text:style-name="P22"><text:span text:style-name="T1">Propriedades</text:span>: Expectorante, antisséptico (antiviral, bactericida), febrífugo, antiespasmódico, analgésico, depurativo, diurético, vermífugo. Segundo Gümbel, o eucalipto globulos estimula a tireoide a produzir TIROXINA</text:p>
      <text:p text:style-name="P22"/>
      <text:p text:style-name="P22">Indicações</text:p>
      <text:p text:style-name="P22">- <text:span text:style-name="T1">Terapêutica</text:span>: Tosse, gripe, resfriado, bronquite, asma, sinusite, febre, pneumonia, enfisema pulmonar, tuberculose, reumatismo, furúnculo, pé-de-atleta, repelente de insetos, útil em cãibras, fortificante estomacal, dispepsia, diarreia, útil para diabéticos, pois parece que reduz a taxa de açúcar no sangue, cálculos renais e vesiculares, cistite, leucorreia, gonorreia, sarampo e herpes.</text:p>
      <text:p text:style-name="P22">- <text:span text:style-name="T1">Estética</text:span>: Cicatrizante (úlceras da pele), pele oleosa e acneica, desinfetante (elimina germes), desodorizante (reduz o mau odor do ambiente).</text:p>
      <text:p text:style-name="P22">NOTA: Ótimo na inalação, para restabelecimento do Sistema Respiratório. O óleo essencial de Eucalyptus globulus apresenta aroma mais suave, tem efeito centralizador e levemente racional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5"><text:soft-page-break/>CAPIM-LIMÃO E HORTELÃ-PIMENTA</text:p>
      <text:p text:style-name="P27">PAR DA COMUNICAÇÃO e LIMITES SAUDÁVEIS</text:p>
      <text:p text:style-name="P27">1- Consegue se comunicar bem?</text:p>
      <text:p text:style-name="P27">2- Fala com desembaraço em público/ Canta sem constrangimento?</text:p>
      <text:p text:style-name="P27">4- Sua criatividade flui sem obstáculos?</text:p>
      <text:p text:style-name="P27"><text:span text:style-name="T2">C</text:span><text:span text:style-name="T1">apim-limão e </text:span><text:span text:style-name="T2">H</text:span><text:span text:style-name="T1">ortelã-pimenta</text:span>: Abre<text:span text:style-name="T12">m</text:span> espaços através da comunicação clara e consciente; Verbalização, criatividade e sensibilidade,</text:p>
      <text:p text:style-name="P27">Facilita a <text:span text:style-name="T6">COMUNICAÇÃO MAIS RACIONAL </text:span>(<text:span text:style-name="T5">lemongrass</text:span>) ou com MAIS FLEXIBILIDADE (hortelã-pimenta)</text:p>
      <text:p text:style-name="P27"/>
      <text:p text:style-name="P35">Lemongrass (Cymbopogon citratus / flexuosus)</text:p>
      <text:p text:style-name="P31">Tranquilidade, Suavidade, Concentração, Positivismo</text:p>
      <text:p text:style-name="P27"/>
      <text:p text:style-name="P22">Dica d<text:span text:style-name="T13">este O.E.</text:span>: “VOCÊ PRECISA AGIR! CONHECIMENTO NÃO SIGNIFICA AÇÃO”</text:p>
      <text:p text:style-name="P23">O que esperar do óleo essencial de capim limão?</text:p>
      <text:p text:style-name="P22">• Esse óleo acalma o sistema nervoso enquanto estimula a mente.</text:p>
      <text:p text:style-name="P22">• Gera coragem suficiente para superar qualquer situação.</text:p>
      <text:p text:style-name="P22">• Dissipa a condição pessimista, restaurando a flexibilidade.</text:p>
      <text:p text:style-name="P22">• Transmuta em paciência e confiança as inquietações referentes ao futuro.</text:p>
      <text:p text:style-name="P22"/>
      <text:p text:style-name="P22"><text:span text:style-name="T1">REALÇAR OU AFLORAR</text:span> (necessidade atual):</text:p>
      <text:p text:style-name="P22">▪ Concentração, clareza de expressão</text:p>
      <text:p text:style-name="P22">▪ Ação, <text:span text:style-name="T13">p</text:span>ositividade, firmeza, decisão, vigor, assertividade, <text:span text:style-name="T13">a</text:span>giliza decisões</text:p>
      <text:p text:style-name="P22">▪ Alegria, otimismo</text:p>
      <text:p text:style-name="P22">▪ Integração</text:p>
      <text:p text:style-name="P22">▪ Colocar limites saudáveis (ajuda a dizer ”não”)</text:p>
      <text:p text:style-name="P22"/>
      <text:p text:style-name="P22"><text:span text:style-name="T1">NEUTRALIZAR</text:span> (comportamento do momento):</text:p>
      <text:p text:style-name="P22">▪ Passividade, letargia, vontade fraca, servilismo, abuso</text:p>
      <text:p text:style-name="P22">▪ Negativismo, <text:span text:style-name="T13">d</text:span>epressão moderada</text:p>
      <text:p text:style-name="P22">▪ Dispersão, dificuldade de concentração, <text:span text:style-name="T13">d</text:span>úvida, indecisão</text:p>
      <text:p text:style-name="P22">▪ Preocupação, agitação, nervosismo, exaustão nervosa e mental, insônia, ansiedade, estresse</text:p>
      <text:p text:style-name="P22">▪ Timidez</text:p>
      <text:p text:style-name="P22">▪ Não saber dar limites (não consegue dizer “não”)</text:p>
      <text:p text:style-name="P22"/>
      <text:p text:style-name="P22"><text:span text:style-name="T1">FÍSICO ou TERAPÊUTICO</text:span> (Necessidade atual):</text:p>
      <text:p text:style-name="P22">▪ Antisséptico, bactericida, antifúngico, anti-infeccioso.</text:p>
      <text:p text:style-name="P22">▪ Refrescante (baixa a febre).</text:p>
      <text:p text:style-name="P22">▪ Revigorante (em doses bem pequenas: calmante).</text:p>
      <text:p text:style-name="P22">▪ Digestivo (estimulante gástrico, flatulência, estimulador hepático).</text:p>
      <text:p text:style-name="P22">▪ Reumatismo e dores musculares.</text:p>
      <text:p text:style-name="P22">▪ Vasoconstritor e útil para quem sofre com excesso de transpiração.</text:p>
      <text:p text:style-name="P22">▪ Dor de cabeça e enxaqueca.</text:p>
      <text:p text:style-name="P22">▪ Diurético/ Purificação do sistema linfático.</text:p>
      <text:p text:style-name="P22">▪ Problemas respiratórios (resfriado, gripe, garganta inflamada).</text:p>
      <text:p text:style-name="P22">▪ Repelente de insetos.</text:p>
      <text:p text:style-name="P22"/>
      <text:p text:style-name="P22"><text:span text:style-name="T1">ESTÉTICA</text:span>:</text:p>
      <text:p text:style-name="P22"><text:s/>Adstringente (poros abertos); <text:span text:style-name="T13">f</text:span>lacidez muscular; <text:span text:style-name="T13">p</text:span>ele e cabelos oleosos; <text:span text:style-name="T13">a</text:span>cne; <text:span text:style-name="T13">s</text:span>arna, frieiras; <text:s text:c="2"/><text:span text:style-name="T13">d</text:span>esodorante (reduz o odor do corpo); Clareador de manchas.</text:p>
      <text:p text:style-name="P35">HORTELÃ-PIMENTA (Mentha piperita)</text:p>
      <text:p text:style-name="P31">Estimula, Penetra, dá flexibilidade e clareza mental</text:p>
      <text:p text:style-name="P22"><text:soft-page-break/></text:p>
      <text:p text:style-name="P22">NEUTRALIZAR VERBALIZAÇÕES: </text:p>
      <text:p text:style-name="P30">“A vida é dura”, “tudo é muito difícil”, “Temos que lutar muito”.</text:p>
      <text:p text:style-name="P22"/>
      <text:p text:style-name="P23">O que esperar do óleo essencial de hortelã pimenta?</text:p>
      <text:p text:style-name="P22">• Esse óleo acalma e refresca a dor causada pela resistência a novas informações.</text:p>
      <text:p text:style-name="P22">• Tranquiliza a mente de memórias de terror, histeria e medo do desconhecido – impedindo assim o crescimento em todos os níveis.</text:p>
      <text:p text:style-name="P22">• É uma chave que destranca a dádiva da compreensão e se preenche com a sabedoria da alma.</text:p>
      <text:p text:style-name="P22">• Dissolve energeticamente os medos, acalmando o falatório mental e dissipando a confusão.</text:p>
      <text:p text:style-name="P22">• No Egito Antigo, hortelã-pimenta era associada ao Deus Hórus e tida para proteção e sabedoria.</text:p>
      <text:p text:style-name="P22"/>
      <text:p text:style-name="P22"><text:span text:style-name="T1">REALÇAR OU AFLORAR</text:span> (necessidade atual):</text:p>
      <text:p text:style-name="P22">▪ Revigoramento emocional, vitalidade, entusiasmo, otimismo</text:p>
      <text:p text:style-name="P22">▪ Clareza mental, pensamento rápido, concentração</text:p>
      <text:p text:style-name="P22">▪ Regeneração</text:p>
      <text:p text:style-name="P22">▪ Flexibilidade, espontaneidade, vivacidade, <text:span text:style-name="T14">g</text:span>raça, simpatia</text:p>
      <text:p text:style-name="P22">▪ “Esfriar a cabeça”</text:p>
      <text:p text:style-name="P22">▪ Permitir dizer “sim” para vida, para o novo</text:p>
      <text:p text:style-name="P22">▪ Foco com suavidade</text:p>
      <text:p text:style-name="P22">▪ Induz lembrança de infância</text:p>
      <text:p text:style-name="P22">▪ Ajuda a impor limites e leis com suavidade</text:p>
      <text:p text:style-name="P22">▪ Estimula a eliminação dos conflitos internos (pode gerar choros e raivas compulsivos), restabelecendo a calma, tranquilidade, aconchego e segurança.</text:p>
      <text:p text:style-name="P22"/>
      <text:p text:style-name="P22"><text:span text:style-name="T1">NEUTRALIZAR</text:span> (comportamento do momento):</text:p>
      <text:p text:style-name="P22">▪ Fadiga física e mental, exaustão, estafa</text:p>
      <text:p text:style-name="P22">▪ Indolência, apatia, letargia, distração</text:p>
      <text:p text:style-name="P22">▪ Defesa excessiva, <text:span text:style-name="T14">i</text:span>ntolerância, rigidez, <text:span text:style-name="T14">t</text:span>imidez</text:p>
      <text:p text:style-name="P22">▪ Hipersensibilidade</text:p>
      <text:p text:style-name="P22">▪ Depressão apática, <text:span text:style-name="T14">d</text:span>esamparo</text:p>
      <text:p text:style-name="P22">▪ “Emoções estocadas”</text:p>
      <text:p text:style-name="P22">▪ Dissipar os sentimentos de culpa decorrentes da dor emocional</text:p>
      <text:p text:style-name="P22"/>
      <text:p text:style-name="P22"><text:span text:style-name="T1">FÍSICO ou TERAPÊUTICO</text:span> (Necessidade atual):</text:p>
      <text:p text:style-name="P22">▪ Antisséptico, anti-infeccioso</text:p>
      <text:p text:style-name="P22">▪ Descongestionante e expectorante (resfriado, gripe, asma, sinusite, tosse, ajuda a reduzir a febre)</text:p>
      <text:p text:style-name="P22">▪ Digestivo e antiespasmódico (vômitos, flatulência, náusea, diarreia, estimulador hepático, má digestão)</text:p>
      <text:p text:style-name="P22">▪ Dores em geral: musculares, dores de cabeça</text:p>
      <text:p text:style-name="P22">▪ Vertigem</text:p>
      <text:p text:style-name="P22">▪ Afrodisíaco</text:p>
      <text:p text:style-name="P22">▪ Estimula o Sistema Nervoso</text:p>
      <text:p text:style-name="P22">▪ Ativa a circulação</text:p>
      <text:p text:style-name="P22"/>
      <text:p text:style-name="P22"><text:span text:style-name="T1">ESTÉTICA</text:span>:</text:p>
      <text:p text:style-name="P22">▪ Adstringente; <text:span text:style-name="T14">p</text:span>ele e cabelos oleosos; <text:span text:style-name="T14">d</text:span>ermatite, acne, sarna; <text:span text:style-name="T14">c</text:span>lareador.</text:p>
      <text:p text:style-name="P22"/>
      <text:p text:style-name="P22"/>
      <text:p text:style-name="P22"/>
      <text:p text:style-name="P26"><text:soft-page-break/>NARDO</text:p>
      <text:p text:style-name="P27">Conhecido como “a rainha dos óleos essenciais”, do ponto de vista de sua formação única e as suas características curadoras.</text:p>
      <text:p text:style-name="P26">(Centro do Amor Vivo e Incondicional)</text:p>
      <text:p text:style-name="P27">1- Tem muralhas em volta do coração? De que espessura?</text:p>
      <text:p text:style-name="P27"><text:span text:style-name="T15">2</text:span>- Consegue dar e receber amor incondicional?</text:p>
      <text:p text:style-name="P27"/>
      <text:p text:style-name="P36">NARDO (Nardostachys jatamansi)</text:p>
      <text:p text:style-name="P29">Amável, harmonizador, confortante, alegre, feliz, gentil e pacificador</text:p>
      <text:p text:style-name="P27"/>
      <text:p text:style-name="P23">O que esperar do óleo essencial de nardo?</text:p>
      <text:p text:style-name="P22">▪ No campo psicológico/emocional, aterra e equilibra, traz força e coragem.</text:p>
      <text:p text:style-name="P22">▪ Ajuda as pessoas que querem retomar o comando de suas vidas.</text:p>
      <text:p text:style-name="P22">▪ Prepara o espírito para a passagem, liberando o medo e as mágoas.</text:p>
      <text:p text:style-name="P22">▪ É a fragrância do perdão. Auxilia a liberar o passado de grilhões de nossa própria criação, aqueles que nos fazem repetir ações que afetam a liberdade do espírito.</text:p>
      <text:p text:style-name="P22">▪ Expande a consciência.</text:p>
      <text:p text:style-name="P22">▪ Perfeito para unções e equilíbrio dos chakras</text:p>
      <text:p text:style-name="P22">▪ <text:span text:style-name="T16">Para aqueles com </text:span>dificuldade <text:span text:style-name="T16">de</text:span> se exprimir, deixar a vida, o amor e a alegria de viver circular dentro de si.</text:p>
      <text:p text:style-name="P22">▪ Suas propriedades psicoaromáticas ajudam a centrar, equilibrar, encorajar e acalmar.</text:p>
      <text:p text:style-name="P22">▪ Alivia a ansiedade, o estresse e ajuda a nos desfazer das “amarras” emocionais.</text:p>
      <text:p text:style-name="P22"/>
      <text:p text:style-name="P22"><text:span text:style-name="T1">REALÇAR OU AFLORAR</text:span> (necessidade atual):</text:p>
      <text:p text:style-name="P22">▪ Centramento, firmeza, força, estabilidade, fé.</text:p>
      <text:p text:style-name="P22">▪ Acolhimento, <text:span text:style-name="T15">i</text:span>nteriorização (meditação profunda); eleva a consciência.</text:p>
      <text:p text:style-name="P22">▪ Perdão/ Autoaceitação.</text:p>
      <text:p text:style-name="P22">▪ Espiritualidade/ Conexão com Deus.</text:p>
      <text:p text:style-name="P22">▪ Entendimento de que cada evento em nossa vida tem um sentido e uma razão para o seu acontecimento. Aprender e crescer com eles.</text:p>
      <text:p text:style-name="P22">▪ Serenidade ao ir de encontro a morte, no sentido abrangente da palavra.</text:p>
      <text:p text:style-name="P22">▪ Serenidade, amorosidade, tranquilidade, harmonia, tenacidade, empatia.</text:p>
      <text:p text:style-name="P22">▪ Seguir em frente; perseverança, <text:span text:style-name="T15">p</text:span>ositividade, iluminação, aceitação.</text:p>
      <text:p text:style-name="P22">▪ Estar no presente.</text:p>
      <text:p text:style-name="P22"/>
      <text:p text:style-name="P22"><text:span text:style-name="T1">NEUTRALIZAR</text:span> (comportamento do momento):</text:p>
      <text:p text:style-name="P22">▪ Falta de fé</text:p>
      <text:p text:style-name="P22">▪ Medos (passado e futuro)</text:p>
      <text:p text:style-name="P22">▪ Falta de amor próprio/ Não se perdoar</text:p>
      <text:p text:style-name="P22">▪ Falta de controle emocional</text:p>
      <text:p text:style-name="P22">▪ Negativismo nas relações pessoais e consigo própria.</text:p>
      <text:p text:style-name="P22">▪ Julgamentos.</text:p>
      <text:p text:style-name="P22">▪ Desequilíbrios de ordem emocional diversos.</text:p>
      <text:p text:style-name="P22">▪ Traumas acontecidos na infância.</text:p>
      <text:p text:style-name="P22">▪ Traumas de um modo geral (traições).</text:p>
      <text:p text:style-name="P22">▪ Estocar sentimentos que, há muito tempo, devia ser liberado.</text:p>
      <text:p text:style-name="P22">▪ masoquismo</text:p>
      <text:p text:style-name="P22"/>
      <text:p text:style-name="P22"/>
      <text:p text:style-name="P22"/>
      <text:p text:style-name="P22"/>
      <text:p text:style-name="P22"><text:span text:style-name="T1">FÍSICO ou TERAPÊUTICO </text:span>(Necessidade atual):</text:p>
      <text:p text:style-name="P22"><text:soft-page-break/>▪ Equilibra o Sistema Nervoso Simpático e Parassimpático (tônico do Sistema Nervoso Central).</text:p>
      <text:p text:style-name="P22">▪ Harmoniza a circulação sanguínea.</text:p>
      <text:p text:style-name="P22">▪ Regula os batimentos cardíacos (tônico cardíaco).</text:p>
      <text:p text:style-name="P22">▪ Problemas nas gengivas, problemas periodontais.</text:p>
      <text:p text:style-name="P22">▪ Laxante.</text:p>
      <text:p text:style-name="P22">▪ Anti-inflamatório</text:p>
      <text:p text:style-name="P22">▪ Antipirético</text:p>
      <text:p text:style-name="P22">▪ Bactericida, desodorante, fungicida.</text:p>
      <text:p text:style-name="P22">▪ Recomendado para enxaqueca.</text:p>
      <text:p text:style-name="P22">▪ Regula o sistema hormonal.</text:p>
      <text:p text:style-name="P22"/>
      <text:p text:style-name="P22"><text:span text:style-name="T1">ESTÉTICA</text:span>:</text:p>
      <text:p text:style-name="P22">▪ Regenerador celular: ameniza rugas, irritações, alergias, feridas, psoríase, dermatite.</text:p>
      <text:p text:style-name="P22">▪ Estimula o crescimento dos cabelos.</text:p>
      <text:p text:style-name="P22">▪ Pele madura (pela ação rejuvenescedora, nutre e suaviza).</text:p>
      <text:p text:style-name="P22"/>
      <text:p text:style-name="P27">Para Refletir (sobre o chakra cardíaco e o nardo):</text:p>
      <text:p text:style-name="P32">Liberte-se da ideia de que você ou os outros deveriam ser diferentes para merecer amor.</text:p>
      <text:p text:style-name="P32">Aceite o que cada um é.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3"><text:soft-page-break/></text:p>
      <text:p text:style-name="P33">ALECRIM E LAVANDA</text:p>
      <text:p text:style-name="P38">PAR DA RAIVA &amp; CIA e Transmutações de negatividades</text:p>
      <text:p text:style-name="P38">1- Como se sente consigo mesmo? É autoconfiante?</text:p>
      <text:p text:style-name="P38">3- Sabe o que tem a dar ao mundo e está se empenhando nisso?</text:p>
      <text:p text:style-name="P38">4- Seu Sol interior brilha esfuziantemente?</text:p>
      <text:p text:style-name="P39">5- Sua digestão é boa ou má?</text:p>
      <text:p text:style-name="P39"/>
      <text:p text:style-name="P38">OTA: <text:span text:style-name="T5">Todos os órgãos digestivos, exceto o intestino grosso, estão localizados aqui.</text:span></text:p>
      <text:p text:style-name="P39">Alecrim e lavanda: força de vontade, <text:span text:style-name="T1">estímulo</text:span> (alecrim) ou <text:span text:style-name="T1">sedação</text:span> (lavanda) da função mental e a digestão das emoções, sentimentos e alimentos; Assimilação de emoções positivas; digestão e eliminação das emoções negativas com foco <text:span text:style-name="T17">(alecrim)</text:span> ou calma <text:span text:style-name="T17">(lavanda)</text:span>.</text:p>
      <text:p text:style-name="P38"/>
      <text:p text:style-name="P41">ALECRIM (Rosmarinus officinalis)</text:p>
      <text:p text:style-name="P40">Centra, restaura, dá vigor e força</text:p>
      <text:p text:style-name="P38"/>
      <text:p text:style-name="P20">O que esperar do óleo essencial de alecrim?</text:p>
      <text:p text:style-name="P4">• Acreditar em sua própria verdade.</text:p>
      <text:p text:style-name="P4">• Gerar mais amor próprio, propiciando cura e reunificação das partes fragmentadas do EU.</text:p>
      <text:p text:style-name="P4">• Acolher nossas falhas, permite reagir conscientemente.</text:p>
      <text:p text:style-name="P4">• Ensinar que o amor só é gerado de dentro para fora. </text:p>
      <text:p text:style-name="P4">• Trazer memórias celulares ou muito antigas.</text:p>
      <text:p text:style-name="P4">• Restabelece a pureza e um retorno a plenitude.</text:p>
      <text:p text:style-name="P4"/>
      <text:p text:style-name="P5">Segundo a autora Deborah Eidson, no Livro CURA VIBRACIONAL: “A memória celular do baço carrega memórias de laços sanguíneos e recordações desse tipo de experiência. Se elas permanecem emocionalmente traumáticas, podem vir a ser influências disruptivas sobre a energia do meridiano da vesícula biliar.” O alecrim ajuda a evitar a raiva autodirecionada, acolhendo com amor os sentimentos de lealdade e traição.</text:p>
      <text:p text:style-name="P4"/>
      <text:p text:style-name="P4"><text:span text:style-name="T1">REALÇAR OU AFLORAR </text:span>(necessidade atual):</text:p>
      <text:p text:style-name="P4">▪ Energia, motivação, concentração, “levantar o astral”, determinação, força de vontade, eficiência, rapidez, vontade de agir;</text:p>
      <text:p text:style-name="P4">▪ Positividade, estruturamento, estabilidade, centramento, fortalecimento, organização;</text:p>
      <text:p text:style-name="P4">▪ Confiança, consciência, sinceridade, coragem, visão do todo;</text:p>
      <text:p text:style-name="P4">▪ Criatividade, estimulante mental e da memória, clareza mental, assertividade, aguçador da percepção e da intuição;</text:p>
      <text:p text:style-name="P4">▪ Sinceridade, externar raiva, confiabilidade;</text:p>
      <text:p text:style-name="P4">▪ Purificação, proteção, conexão espiritual, desintoxicante ambiental após desentendimentos;</text:p>
      <text:p text:style-name="P4">▪ Autoconfiança, autoestima;</text:p>
      <text:p text:style-name="P4">▪ Simultaneidade.</text:p>
      <text:p text:style-name="P4"/>
      <text:p text:style-name="P4"><text:span text:style-name="T1">NEUTRALIZAR</text:span> (comportamento do momento):</text:p>
      <text:p text:style-name="P4">▪ Paralisia emocional e física (aquele que não mostra as suas emoções fica paralisado);</text:p>
      <text:p text:style-name="P4">▪ Perda de memória, dificuldade de aprendizagem, lentidão, falta de concentração, dispersão;</text:p>
      <text:p text:style-name="P4">▪ Letargia, sonolência, fadiga, apatia, falta de força de vontade, indolência, estagnação;</text:p>
      <text:p text:style-name="P4">▪ Desorientação, desorganização, indecisão, hesitação excessiva, insegurança;</text:p>
      <text:p text:style-name="P4">▪ Exaustão nervosa e emocional, sobrecarga, estafa, histeria;</text:p>
      <text:p text:style-name="P4">▪ Mágoa, negatividade, falsidade;</text:p>
      <text:p text:style-name="P4">▪ Passividade, embotamento mental, depressão, falta de ânimo, falta de motivação, falta de confiança em si mesmo, baixa autoestima, introversão excessiva;</text:p>
      <text:p text:style-name="P4">▪“olhos embaçados”</text:p>
      <text:p text:style-name="P4"><text:soft-page-break/><text:span text:style-name="T1">FÍSICO ou TERAPÊUTICO</text:span> (Necessidade atual):</text:p>
      <text:p text:style-name="P4">▪Antisséptico, bactericida, antifúngico;</text:p>
      <text:p text:style-name="P4">▪Analgésico (dores de cabeça, enxaqueca, dores musculares, torções, entorses, dores articulares – artrite, artrose, reumatismo, gota);</text:p>
      <text:p text:style-name="P4">▪ Desintoxicante;</text:p>
      <text:p text:style-name="P4">▪ Revigorante, tônico;</text:p>
      <text:p text:style-name="P4">▪ Antiespasmódico;</text:p>
      <text:p text:style-name="P4">▪ Sistema Digestório: dispepsia, estimula a produção do suco gástrico, colite, diarreia e prisão de ventre, dores no estômago, infecção intestinal, digestivo, flatulência, enterocolite, hemorroidas inflamadas, estimulante hepatobiliar, cálculos biliares, inflamação da vesícula, inflamação do fígado, descongestionante hepático, icterícia;</text:p>
      <text:p text:style-name="P4">▪ Sistema Respiratório: gripe, resfriado, tosse, bronquite, alguns tipos de asma, tuberculose;</text:p>
      <text:p text:style-name="P4">▪ Sistema Cardiovascular: tônico do coração, útil para palpitações, batidas cardíacas irregulares, estimula a circulação, eleva a pressão sanguínea, ajuda a baixar o nível de colesterol;</text:p>
      <text:p text:style-name="P4">▪ Sistema Genitourinário: estimulante renal, estimulante do córtex adrenal, diurético, cistite, amenorreia, dismenorreia, leucorreia </text:p>
      <text:p text:style-name="P4">▪ Induz a transpiração</text:p>
      <text:p text:style-name="P4">▪ Tônico do Sistema Nervoso e útil para distúrbios nervosos</text:p>
      <text:p text:style-name="P4">▪ Rubefaciente</text:p>
      <text:p text:style-name="P4">▪ Cãibras musculares</text:p>
      <text:p text:style-name="P4">▪ Olhos embaçados (NÃO PASSE NOS OLHOS)</text:p>
      <text:p text:style-name="P4">▪ Torcicolo</text:p>
      <text:p text:style-name="P4"/>
      <text:p text:style-name="P4"><text:span text:style-name="T1">ESTÉTICA</text:span>:</text:p>
      <text:p text:style-name="P4">▪ Adstringente</text:p>
      <text:p text:style-name="P4">▪ Cicatrizante (cortes, ferimentos, feridas)</text:p>
      <text:p text:style-name="P4">▪ Ativa e melhora a circulação (varizes, obesidade, celulite, edemas)</text:p>
      <text:p text:style-name="P4">▪ Pele oleosa, acne, dermatite, eczema</text:p>
      <text:p text:style-name="P4">▪ Cabelos oleosos (caspa, piolhos, seborreia), tônico capilar (queda de cabelos, alopecia)</text:p>
      <text:p text:style-name="P4">▪ Pele madura (atenua rugas)</text:p>
      <text:p text:style-name="P4">▪ Reduz a congestão linfática diminuindo a retenção de líquido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LAVANDA (Lavandula officinalis)</text:p>
      <text:p text:style-name="P9">Harmonia, calma, cura, equilíbrio, cuidado (consigo e com os outros), </text:p>
      <text:p text:style-name="P9">amparo, compaixão e relaxamento</text:p>
      <text:p text:style-name="P10"/>
      <text:p text:style-name="P11">NEUTRALIZA VERBALIZAÇÕES:</text:p>
      <text:p text:style-name="P8">“Tenho medo”, “Só acredito vendo”, “Não consigo pensar sobre isso”, “Não acredito que as coisas deem certo para mim”, “Tudo é muito complicado”, “Penso primeiro no negativo depois no positivo”.</text:p>
      <text:p text:style-name="P12"/>
      <text:p text:style-name="P12">O que esperar do óleo essencial de lavanda?</text:p>
      <text:p text:style-name="P4">• Esse óleo energeticamente, manifesta bastante sabedoria, um acolhimento amoroso e paz profunda. Quando a calmaria se estabelece, a cura se inicia;</text:p>
      <text:p text:style-name="P4">• Abranda as tristezas e promove a paz;</text:p>
      <text:p text:style-name="P4">• Tranquiliza as dores de um coração partido;</text:p>
      <text:p text:style-name="P4">• Ensina lições de paciência;</text:p>
      <text:p text:style-name="P4">• Inspira sentimentos de segurança, similar à sensação de ter um guarda-costas por perto;</text:p>
      <text:p text:style-name="P4">• Estabelece os canais de comunicação entre o consciente e inconsciente, ajudando a ganhar confiança no EU.</text:p>
      <text:p text:style-name="P4"/>
      <text:p text:style-name="P4"><text:span text:style-name="T1">REALÇAR OU AFLORAR</text:span> (necessidade atual):</text:p>
      <text:p text:style-name="P4">▪ Segurança, equilíbrio, aceitação, centramento, visualização (observar sem ansiedade);</text:p>
      <text:p text:style-name="P4">▪ Equilíbrio das forças masculinas e femininas encontrando o caminho do meio;</text:p>
      <text:p text:style-name="P4">▪ Gentileza, compaixão, confortar, calma, consciência, amparo, paciência;</text:p>
      <text:p text:style-name="P4">▪ Vitalidade, relaxado e alerta, repousado, meditativo;</text:p>
      <text:p text:style-name="P4">▪ Equilíbrio emocional, crescimento espiritual, clareza, paz interior, autoconfiança;</text:p>
      <text:p text:style-name="P4">▪ Diminui a inquietude sexual;</text:p>
      <text:p text:style-name="P4">▪ Rejuvenescimento, cura;</text:p>
      <text:p text:style-name="P4">▪ Cada pessoa começa por si mesma e a si mesma se dirige. Desta forma, cria o medo, a ansiedade e a preocupação que são sentimentos autoinduzidos. A lavanda atua no sentido da visão como um limpador de vidro no campo vibracional dos nossos olhos. Decodifica as visões turvas e embaçadas que temos do nosso dia a dia. Limpa nosso campo vibracional plasmado no mecanismo amor e ódio. Sabemos que não podemos servir a dois senhores: amamos ou odiamos. Defini, equilibra e harmoniza sentimentos.</text:p>
      <text:p text:style-name="P4"/>
      <text:p text:style-name="P4"><text:span text:style-name="T1">NEUTRALIZAR</text:span> (comportamento do momento):</text:p>
      <text:p text:style-name="P4">▪ Ansiedade, estresse, tensão, inquietação, agitação, preocupação, nervosismo, apreensão;</text:p>
      <text:p text:style-name="P4">▪ Irritabilidade, mau-humor, impaciência, raiva, agressividade, pessoa esquentada ou brigona;</text:p>
      <text:p text:style-name="P4">▪ Exaustão e confusão mental, estafa, luto;</text:p>
      <text:p text:style-name="P4">▪ Pensamentos obsessivos com relação aos objetivos a serem atingidos;</text:p>
      <text:p text:style-name="P4">▪ Mente que cria obstáculos e limites, talvez, por terem sofrido críticas excessivas e teve liberdade limitada;</text:p>
      <text:p text:style-name="P4">▪ TPM;</text:p>
      <text:p text:style-name="P4">▪ Pânico, histeria, fobia, medo de mudanças, pesadelos, trauma, conflito;</text:p>
      <text:p text:style-name="P4">▪ Choque, estar trêmulo, abuso, depressão;</text:p>
      <text:p text:style-name="P4">▪ Criança interior perdida, insegurança;</text:p>
      <text:p text:style-name="P4">▪ Distração;</text:p>
      <text:p text:style-name="P4">▪ Vícios;</text:p>
      <text:p text:style-name="P4">▪ Comportamento obsessivo;</text:p>
      <text:p text:style-name="P4">▪ Dor e violência emocional;</text:p>
      <text:p text:style-name="P4">▪ Doenças psicossomáticas;</text:p>
      <text:p text:style-name="P4">▪ Culpa;</text:p>
      <text:p text:style-name="P4">▪ Purifica de maus agouros e pensamentos ruins.</text:p>
      <text:p text:style-name="P4"><text:soft-page-break/><text:span text:style-name="T1">FÍSICO ou TERAPÊUTICO</text:span> (Necessidade atual):</text:p>
      <text:p text:style-name="P4">▪Analgésico: dores de cabeça, enxaqueca, dores e tensões musculares, dor de ouvido, distensões, contusões, dor de dente, primeira dentição, dor no furo da orelha;</text:p>
      <text:p text:style-name="P4">▪ Insônia (a lavanda ajuda na produção de serotonina);</text:p>
      <text:p text:style-name="P4">▪ Antisséptico, bactericida, antibiótico;</text:p>
      <text:p text:style-name="P4">▪ Problemas metabólicos;</text:p>
      <text:p text:style-name="P4">▪ Sistema Digestório: dispepsia, enjoo, ânsia de vômito, distúrbios gástricos, envenenamento alimentar, gases, diarreia, disenteria, mau hálito, disfunções hepáticas, pedras vesiculares.</text:p>
      <text:p text:style-name="P4">▪ Sistema Genitourinário: cistite, cólicas menstruais, leucorreia, gonorreia, candidíase.</text:p>
      <text:p text:style-name="P4">▪ Sistema Respiratório: febre, gripe, resfriado, tosse, bronquite, asma, coqueluche, laringite, inflamação da garganta, catarro, sinusite.</text:p>
      <text:p text:style-name="P4">▪ Imunidade baixa</text:p>
      <text:p text:style-name="P4">▪ Diminui a hipertensão e palpitações</text:p>
      <text:p text:style-name="P4">▪ Infecções com pus</text:p>
      <text:p text:style-name="P4">▪ Inflamação no ouvido e nos olhos, conjuntivite</text:p>
      <text:p text:style-name="P4">▪ Sangramento nasal</text:p>
      <text:p text:style-name="P4">▪ Reumatismo</text:p>
      <text:p text:style-name="P4">▪ Cãibras</text:p>
      <text:p text:style-name="P4">▪ Cicatrização</text:p>
      <text:p text:style-name="P4">▪ Antiespasmódico</text:p>
      <text:p text:style-name="P4">▪ Fome voraz</text:p>
      <text:p text:style-name="P4"/>
      <text:p text:style-name="P4"><text:span text:style-name="T1">ESTÉTICA</text:span>:</text:p>
      <text:p text:style-name="P4">▪Regeneração celular e cicatrização (cortes, feridas, queimaduras, queimaduras de sol, escoriações, abscessos, fístulas, eczema, ulcerações, furúnculos, assadura, dermatites;</text:p>
      <text:p text:style-name="P4">▪ Tônico cutâneo;</text:p>
      <text:p text:style-name="P4">▪ Inflamações cutâneas, acne, psoríase, estrias, coceiras, alergia, catapora (prevenir cicatrizes), sarna, picadas de inseto, pé-de-atleta (frieira);</text:p>
      <text:p text:style-name="P4">▪ Transpiração abundante;</text:p>
      <text:p text:style-name="P4">▪ Pele rachada (pés e mãos);</text:p>
      <text:p text:style-name="P4">▪ Tônico capilar, pediculose;</text:p>
      <text:p text:style-name="P5">▪ Pele e couro cabeludo oleoso.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8">TOMILHO E SÁLVIA OFICINALIS</text:p>
      <text:p text:style-name="P16"/>
      <text:p text:style-name="P16">PAR DA DETERMINAÇÃO, FÉ, CONFIANÇA EM SI e NOS DIVERSOS TIPOS DE RELACIONAMENTOS</text:p>
      <text:p text:style-name="P16"/>
      <text:p text:style-name="P16">1- Como se comporta perante sua sexualidade?</text:p>
      <text:p text:style-name="P16">2- É sociável?</text:p>
      <text:p text:style-name="P16">3- Quão forte é o seu desejo (não apenas sexual, mas por tudo): amigos, amor, bens materiais, Deus?</text:p>
      <text:p text:style-name="P16">4- Consegue expressar o que quer e o que considera necessário?</text:p>
      <text:p text:style-name="P16"/>
      <text:p text:style-name="P16">Tomilho e sálvia: Superar medos, timidez e ansiedade nos relacionamentos ou novas relações, sejam elas íntimas, profissionais, familiares ou fraternais; <text:span text:style-name="T18">F</text:span>acilitar os sentimentos em se dar e se expressar.</text:p>
      <text:p text:style-name="P17"/>
      <text:p text:style-name="P17"/>
      <text:p text:style-name="P7">TOMILHO (Thymus vulgaris)</text:p>
      <text:p text:style-name="P16">Poderoso com suavidade, revigorante, auxiliador, coragem e fidelidade</text:p>
      <text:p text:style-name="P16"/>
      <text:p text:style-name="P13">NOTA: “É de coragem, de força e da bravura dos Guerreiros que precisamos para que se possa ir atrás do que se almeja, do que se sonha, do que se quer. Coragem para lutar, seguir em frente e recomeçar”.</text:p>
      <text:p text:style-name="P13">Óleo essencial de Tomilho é conhecido pelos terapeutas como o ÓLEO DO GUERREIRO.</text:p>
      <text:p text:style-name="P13">Em dias de esgotamento físico e falta de ânimo, quando não se tem vontade de sair da cama, o óleo de Tomilho entra para dar energia e disposição. Revigorante e estimulante, usando 1 gota no aromatizador pessoal, apenas alguns minutos após a inalação, já <text:span text:style-name="T18">são</text:span> perceptíve<text:span text:style-name="T18">is</text:span> as suas ações. É o verdadeiro levanta defunto. Esse óleo atua no 1<text:span text:style-name="T19">o</text:span> e 2<text:span text:style-name="T19">o</text:span> chakra, associado à força da vida e vitalidade ao corpo físico, dessa forma não faltará energia para o seu dia. A energia que predomina é a Yang.</text:p>
      <text:p text:style-name="P13"/>
      <text:p text:style-name="P19">O que esperar do óleo essencial de Tomilho?</text:p>
      <text:p text:style-name="P14">▪ O tomilho é o símbolo da força, eleva o espírito, promove coragem e bravura para realizar os sonhos, desejos, projetos e tudo o que for necessário para a evolução do ser física e emocionalmente;</text:p>
      <text:p text:style-name="P14">▪ Fortalecedor em todos os níveis, com seu aroma protetor;</text:p>
      <text:p text:style-name="P14">▪ Combate a timidez;</text:p>
      <text:p text:style-name="P14">▪ Pessoas angustiadas, com tendência a momentos de melancolia, podem encontrar nesse óleo uma ação calmante;</text:p>
      <text:p text:style-name="P14">▪ Antidepressivo e reanimador, levando a ação, concretização;</text:p>
      <text:p text:style-name="P14">▪ Ação purificadora, vivifica o espírito cansado e desanimado;</text:p>
      <text:p text:style-name="P14">▪ Fortalece os nervos;</text:p>
      <text:p text:style-name="P14">▪ Ativa as células do cérebro, por isso estimula a concentração e a capacidade intelectual.</text:p>
      <text:p text:style-name="P13"/>
      <text:p text:style-name="P13"><text:span text:style-name="T1">REALÇAR OU AFLORAR </text:span>(necessidade atual):</text:p>
      <text:p text:style-name="P13">▪ Decisão, equilíbrio, perseverança.</text:p>
      <text:p text:style-name="P13">▪ Força e coragem para o posicionamento, despertando o guerreiro interior</text:p>
      <text:p text:style-name="P13">▪ Concentração, foco, lucidez.</text:p>
      <text:p text:style-name="P13">▪ Tolerância, amparo, apoio, calorosidade, tenacidade.</text:p>
      <text:p text:style-name="P13">▪ Sensualidade, virilidade, fidelidade.</text:p>
      <text:p text:style-name="P13"/>
      <text:p text:style-name="P13"/>
      <text:p text:style-name="P13"><text:soft-page-break/><text:span text:style-name="T1">NEUTRALIZAR</text:span> (comportamento do momento):</text:p>
      <text:p text:style-name="P13">▪ Falta de direção, dispersão, libera medos (Símbolo da Coragem), insegurança;</text:p>
      <text:p text:style-name="P13">▪ Fraqueza e a falta de ânimo;</text:p>
      <text:p text:style-name="P13">▪ Exaustão intelectual ou física, suscetibilidade, distração, esgotamento;</text:p>
      <text:p text:style-name="P13">▪ Debilidade nervosa;</text:p>
      <text:p text:style-name="P13">▪ Bloqueios.</text:p>
      <text:p text:style-name="P13"/>
      <text:p text:style-name="P13"><text:span text:style-name="T1">FÍSICO ou TERAPÊUTICO</text:span> (Necessidade atual):</text:p>
      <text:p text:style-name="P13">▪ Antisséptico, bactericida;</text:p>
      <text:p text:style-name="P13">▪ Antioxidante poderoso;</text:p>
      <text:p text:style-name="P13">▪ Infecções virais;</text:p>
      <text:p text:style-name="P13">▪ Estimulante geral;</text:p>
      <text:p text:style-name="P13">▪ Fortalecedor do Sistema Nervoso;</text:p>
      <text:p text:style-name="P15">▪ Sudorífero</text:p>
      <text:p text:style-name="P13">▪ Sistema Cardiovascular: problemas de circulação sanguínea, deficiência na produção de glóbulos brancos.</text:p>
      <text:p text:style-name="P13">▪ Sistema Digestório: estimula o metabolismo, antiespasmódico, infecções intestinais, parasitas, tratamento da boca e das gengivas.</text:p>
      <text:p text:style-name="P13">▪ Sistema Osseomuscular: reumatismo, artrite, dores musculares.</text:p>
      <text:p text:style-name="P13">▪ Sistema Respiratório: gripes, resfriados, laringite, bronquite, tuberculose, infecção da garganta, catarro nos sinos frontais, expectorante.</text:p>
      <text:p text:style-name="P13">▪ Sistema Genitourinário: infecção das vias renais, diurético, estimula as glândulas suprarrenais, ativador hormonal do Aparelho Reprodutor, amenorreia, leucorreia, impotência, frigidez, afrodisíaco.</text:p>
      <text:p text:style-name="P13"/>
      <text:p text:style-name="P13"><text:span text:style-name="T1">ESTÉTICA</text:span>:</text:p>
      <text:p text:style-name="P13">▪ Dermatites, cortes, abscessos, acne, eczema, ferimentos, furúnculos, queimaduras.</text:p>
      <text:p text:style-name="P13">▪ Sarna, piolhos.</text:p>
      <text:p text:style-name="P13">▪ Picadas de inseto.</text:p>
      <text:p text:style-name="P13">▪ Tônico para o couro cabeludo, caspa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6"><text:soft-page-break/></text:p>
      <text:p text:style-name="P6">Sálvia oficinalis (Salvia officinalis ou dalmaciana)</text:p>
      <text:p text:style-name="P16">Nutre, suaviza, emana calor e amor</text:p>
      <text:p text:style-name="P13"/>
      <text:p text:style-name="P13"><text:span text:style-name="T20">NOTA: </text:span>Deve ser evitado na gravidez (por ser hormonal) e amamentação (pode conter o fluxo do leite materno).</text:p>
      <text:p text:style-name="P13">É indicado para cansaço, mágoa, estimula a memória. <text:span text:style-name="T20">B</text:span>enéfico para o sistema reprodutor feminino porque imita o estrogênio, regula o ciclo menstrual, bom para cólicas, TPM. Auxilia a concepção. Na menopausa atua sobre os calores típicos. </text:p>
      <text:p text:style-name="P13">Nível emocional e espiritual:</text:p>
      <text:p text:style-name="P13">*Excelente óleo para aqueles que têm medo da abertura aos reinos celestiais e outras dimensões da existência, ajudando-os a lidar com os conflitos interiores que criaram as suas limitações ou medos.</text:p>
      <text:p text:style-name="P13">*Indicada para aqueles que necessitam aceitar as transições da vida como: processo de envelhecimento, dificuldade de aceitar limitações físicas, memória, sabedoria que a experiência de vida traz.</text:p>
      <text:p text:style-name="P13">*Aplica-se a situação de necessidade de desapegar, ao reconhecimento de valor, a autoestima, processos como menopausa e andropausa.</text:p>
      <text:p text:style-name="P13">*Harmoniza a alma, nos traz a capacidade de refletir sobre o significado dos acontecimentos vividos, abre a sabedoria interior e para aqueles que têm dificuldade de aprender as lições contidas nas experiências do passado.</text:p>
      <text:p text:style-name="P13">*Útil para aqueles que diante de um acontecimento se pergunta: “Qual o sentido disso tudo”.</text:p>
      <text:p text:style-name="P13">*Recomenda-se também, a pessoas excessivamente materialistas.</text:p>
      <text:p text:style-name="P13">*Para aqueles que têm uma interpretação material e grosseira da vida;</text:p>
      <text:p text:style-name="P13">*Indicada para pessoas especiais com problemas mentais retardamento e dificuldades de aprendizado, integrando conhecimento.</text:p>
      <text:p text:style-name="P13">*Ajuda a amadurecer.</text:p>
      <text:p text:style-name="P13">*Traz a energia para enfrentar padrões de comportamento repetitivos de submissão e resignação.</text:p>
      <text:p text:style-name="P13">*Limpa mágoas e ressentimentos por situações vexatórias, injustiças e relacionamentos humilhantes.</text:p>
      <text:p text:style-name="P13">*Indicada para pessoas que vivem em constante estado claustrofóbico, sensação de aprisionamento, onde suas almas não encontram saída. </text:p>
      <text:p text:style-name="P13">*Auxilia a se libertar das velhas amarras que bloqueiam o caminho a seguir.</text:p>
      <text:p text:style-name="P13">*Alinha o corpo espiritual, estimula o lado filosófico e a associa ao arquétipo do ancião sábio.</text:p>
      <text:p text:style-name="P13"/>
      <text:p text:style-name="P19">O que esperar do óleo essencial de sálvia oficinalis (dalmaciana)?</text:p>
      <text:p text:style-name="P13">• Esse óleo nos permite acessar a sabedoria ancestral, destrancando os recursos do conhecimento ancião;</text:p>
      <text:p text:style-name="P13">• Comportamentos de autojulgamento, negação e autossabotagem são reconhecidos;</text:p>
      <text:p text:style-name="P13">• Conflitos sentidos no sistema digestório, frequentemente causados pela resistência as mudanças começam a se resolver. Livrar-se dos medos antigos, cria um estado mais receptivo as novas ideias;</text:p>
      <text:p text:style-name="P13">• Remove o apego das velhas e espinhosas convicções;</text:p>
      <text:p text:style-name="P13">• Dissolve a resistência a novas ideias;</text:p>
      <text:p text:style-name="P13">• Anula o sentimento de que outras pessoas são necessárias para preencher as necessidades emocionais.</text:p>
      <text:p text:style-name="P13"/>
      <text:p text:style-name="P13"><text:span text:style-name="T1">REALÇAR OU AFLORAR</text:span> (necessidade atual):</text:p>
      <text:p text:style-name="P13">▪ Consciência de si, sensualidade, afrodisíaco.</text:p>
      <text:p text:style-name="P13">▪ Calorosidade, amabilidade, suavidade, compreensão, amparo, alegria.</text:p>
      <text:p text:style-name="P13">▪ Receptividade, apoiar, ajudar.</text:p>
      <text:p text:style-name="P13"><text:soft-page-break/>▪ Praticidade.</text:p>
      <text:p text:style-name="P13">▪ Equilíbrio, força, confiança, calma.</text:p>
      <text:p text:style-name="P13">▪ Animação</text:p>
      <text:p text:style-name="P13"/>
      <text:p text:style-name="P13"><text:span text:style-name="T1">NEUTRALIZAR</text:span> (comportamento do momento):</text:p>
      <text:p text:style-name="P13">▪ Dor, mágoa, tristeza, solidão, angústia, melancolia, desilusão.</text:p>
      <text:p text:style-name="P13">▪ Frieza emocional.</text:p>
      <text:p text:style-name="P13">▪ Rejeição, desamparo, paranoia, timidez.</text:p>
      <text:p text:style-name="P13">▪ Nervosismo, tensão, preocupação, ansiedade, pesadelos.</text:p>
      <text:p text:style-name="P13">▪ Julgamento.</text:p>
      <text:p text:style-name="P13">▪ Apego.</text:p>
      <text:p text:style-name="P13">▪ Medo, pânico.</text:p>
      <text:p text:style-name="P13">▪ Impotência, frigidez.</text:p>
      <text:p text:style-name="P13"/>
      <text:p text:style-name="P13"><text:span text:style-name="T1">FÍSICO ou TERAPÊUTICO</text:span> (Necessidade atual):</text:p>
      <text:p text:style-name="P13">▪ Antisséptico, bactericida.</text:p>
      <text:p text:style-name="P13">▪ Estimulante e fortificante geral.</text:p>
      <text:p text:style-name="P13">▪ Fortalece o Sistema Nervoso.</text:p>
      <text:p text:style-name="P13">▪ Sistema Genitourinário: regenerador do útero, amenorreia, TPM, menopausa, leucorreia.</text:p>
      <text:p text:style-name="P13">▪ Sistema Digestório: digestivo, fortalece o estômago, abre o apetite, antiespasmódico, regenerador hepático,</text:p>
      <text:p text:style-name="P13">inflamação das gengivas, ameniza a dor de dente, inflamação da mucosa bucal</text:p>
      <text:p text:style-name="P13">▪ Sistema Respiratório: laringite, bronquite, inflamação da garganta, regenerador dos pulmões, mucolítico, asma.</text:p>
      <text:p text:style-name="P13">▪ Inibe a transpiração excessiva.</text:p>
      <text:p text:style-name="P13">▪ Eleva levemente a pressão arterial.</text:p>
      <text:p text:style-name="P13">▪ Cicatrizante.</text:p>
      <text:p text:style-name="P13">▪ Ativa os rins.</text:p>
      <text:p text:style-name="P13">▪ Dores em geral: artrite, entorses, reumatismo, dores de cabeça, dores musculares.</text:p>
      <text:p text:style-name="P13"/>
      <text:p text:style-name="P13"><text:span text:style-name="T1">ESTÉTICA</text:span>:</text:p>
      <text:p text:style-name="P13">▪ Adstringente.</text:p>
      <text:p text:style-name="P13">▪ Cicatrizante (feridas e aftas bucais).</text:p>
      <text:p text:style-name="P13">▪ Pele oleosa.</text:p>
      <text:p text:style-name="P13">▪ Dermatites, eczemas.</text:p>
      <text:p text:style-name="P13">▪ Tônico capilar (queda de cabelo, seborreia).</text:p>
      <text:p text:style-name="P13">▪ Frieiras (pé-de-atleta).</text:p>
      <text:p text:style-name="P13">▪ Picadas de inset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swiss"/>
    <style:font-face style:name="Times New Roman" svg:font-family="'Times New Roman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2.35pt double #000000" style:border-line-width="0.026cm 0.004cm 0.053cm" fo:padding="0.07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8T10:26:50.383328175</meta:creation-date>
    <dc:date>2019-06-28T11:03:05.422507373</dc:date>
    <meta:editing-duration>PT4M38S</meta:editing-duration>
    <meta:editing-cycles>1</meta:editing-cycles>
    <meta:generator>LibreOffice/6.2.4.2$Linux_X86_64 LibreOffice_project/20$Build-2</meta:generator>
    <meta:document-statistic meta:table-count="0" meta:image-count="0" meta:object-count="0" meta:page-count="18" meta:paragraph-count="550" meta:word-count="5230" meta:character-count="36520" meta:non-whitespace-character-count="31822"/>
  </office:meta>
</office:document-meta>
</file>